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2" style:family="paragraph" style:parent-style-name="Standard">
      <style:text-properties fo:font-size="15pt" officeooo:rsid="0018e0d2" officeooo:paragraph-rsid="0018e0d2" style:font-size-asian="15pt" style:font-size-complex="15pt"/>
    </style:style>
    <style:style style:name="P3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4" style:family="paragraph" style:parent-style-name="Standard">
      <style:text-properties fo:font-size="15pt" officeooo:rsid="001d4f5f" officeooo:paragraph-rsid="001d4f5f" style:font-size-asian="15pt" style:font-size-complex="15pt"/>
    </style:style>
    <style:style style:name="P5" style:family="paragraph" style:parent-style-name="Standard">
      <style:text-properties fo:font-size="15pt" officeooo:rsid="001d4f5f" officeooo:paragraph-rsid="001d7938" style:font-size-asian="15pt" style:font-size-complex="15pt"/>
    </style:style>
    <style:style style:name="P6" style:family="paragraph" style:parent-style-name="Standard">
      <style:text-properties fo:font-size="15pt" officeooo:rsid="001d7938" officeooo:paragraph-rsid="001d7938" style:font-size-asian="15pt" style:font-size-complex="15pt"/>
    </style:style>
    <style:style style:name="P7" style:family="paragraph" style:parent-style-name="Standard">
      <style:text-properties fo:font-size="15pt" officeooo:rsid="001f56c8" officeooo:paragraph-rsid="001f56c8" style:font-size-asian="15pt" style:font-size-complex="15pt"/>
    </style:style>
    <style:style style:name="P8" style:family="paragraph" style:parent-style-name="Standard">
      <style:text-properties fo:font-size="15pt" officeooo:rsid="00255ef4" officeooo:paragraph-rsid="00255ef4" style:font-size-asian="15pt" style:font-size-complex="15pt"/>
    </style:style>
    <style:style style:name="P9" style:family="paragraph" style:parent-style-name="Standard">
      <style:text-properties fo:font-size="15pt" officeooo:rsid="0021513b" officeooo:paragraph-rsid="0021513b" style:font-size-asian="15pt" style:font-size-complex="15pt"/>
    </style:style>
    <style:style style:name="P10" style:family="paragraph" style:parent-style-name="Standard">
      <style:text-properties fo:font-size="15pt" officeooo:rsid="0026ff84" officeooo:paragraph-rsid="00181458" style:font-size-asian="15pt" style:font-size-complex="15pt"/>
    </style:style>
    <style:style style:name="P11" style:family="paragraph" style:parent-style-name="Standard">
      <style:text-properties fo:font-size="15pt" officeooo:rsid="0036865f" officeooo:paragraph-rsid="0036865f" style:font-size-asian="15pt" style:font-size-complex="15pt"/>
    </style:style>
    <style:style style:name="P12" style:family="paragraph" style:parent-style-name="Standard">
      <style:text-properties fo:font-size="15pt" officeooo:rsid="0033906c" officeooo:paragraph-rsid="0033906c" style:font-size-asian="15pt" style:font-size-complex="15pt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181458" officeooo:paragraph-rsid="00181458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181458" officeooo:paragraph-rsid="00181458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d7938"/>
    </style:style>
    <style:style style:name="T2" style:family="text">
      <style:text-properties officeooo:rsid="00202420"/>
    </style:style>
    <style:style style:name="T3" style:family="text">
      <style:text-properties officeooo:rsid="00283f04"/>
    </style:style>
    <style:style style:name="T4" style:family="text">
      <style:text-properties officeooo:rsid="002fe654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bold" officeooo:rsid="001c7d14" style:font-style-asian="normal" style:font-weight-asian="bold" style:font-style-complex="normal" style:font-weight-complex="bold"/>
    </style:style>
    <style:style style:name="T7" style:family="text">
      <style:text-properties officeooo:rsid="002ffbb5"/>
    </style:style>
    <style:style style:name="T8" style:family="text">
      <style:text-properties officeooo:rsid="0031b97e"/>
    </style:style>
    <style:style style:name="T9" style:family="text">
      <style:text-properties officeooo:rsid="0038d416"/>
    </style:style>
    <style:style style:name="T10" style:family="text">
      <style:text-properties officeooo:rsid="0039ef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net Todos</text:p>
      <text:p text:style-name="P10"/>
      <text:p text:style-name="P11">Backlighting Leds for IFEI – where to terminate or all 3*</text:p>
      <text:p text:style-name="P6">Turn around <text:span text:style-name="T2">small </text:span>SMD <text:span text:style-name="T2">LED</text:span>s on Fire Ext Panel</text:p>
      <text:p text:style-name="P5">Furt<text:span text:style-name="T1">h</text:span>er testing of Baldricks code <text:span text:style-name="T7">screens 320 * 1480</text:span></text:p>
      <text:p text:style-name="P6">3D Mount for Mirror Displays</text:p>
      <text:p text:style-name="P4">Add white dot to real ECM select switch</text:p>
      <text:p text:style-name="P1">Redo ECM Knob – needs to be correct hole size</text:p>
      <text:p text:style-name="P2">Seat support to prevent it tipping back – perhaps attached to rear rail</text:p>
      <text:p text:style-name="P3">Adjust dimensions of Left Aux panel – current not sitting flat</text:p>
      <text:p text:style-name="P8">Find right dept<text:span text:style-name="T3">h</text:span> for 3mm bolts for standby instruments current ones a fraction long <text:span text:style-name="T4">(there a mix of depths – check Ben re </text:span><text:span text:style-name="T9">gauges</text:span></text:p>
      <text:p text:style-name="P3">Bolt Frames together</text:p>
      <text:p text:style-name="P12">Draw up output system diagram for Outputs</text:p>
      <text:p text:style-name="P11">Valida<text:span text:style-name="T9">t</text:span>e if Bucks can power a Pi – <text:span text:style-name="T9">use power meter</text:span></text:p>
      <text:p text:style-name="P9"/>
      <text:p text:style-name="P14">PCBs</text:p>
      <text:p text:style-name="P1">PCBs for RWR and ECM – Luke done RWR – <text:span text:style-name="T4">check pinout from Luke</text:span></text:p>
      <text:p text:style-name="P1">PCB for Hud Control</text:p>
      <text:p text:style-name="P1">PCB for Seat</text:p>
      <text:p text:style-name="P7">PCBs using large leds – originals flood light PCBs were too small</text:p>
      <text:p text:style-name="P1"/>
      <text:p text:style-name="P1"><text:span text:style-name="T5">Stuff to purcha</text:span><text:span text:style-name="T6">s</text:span><text:span text:style-name="T5">e</text:span></text:p>
      <text:p text:style-name="P11"/>
      <text:p text:style-name="P13"/>
      <text:p text:style-name="P13">Low Priority</text:p>
      <text:p text:style-name="P1">Arduino driving MosFETs for different backlighting of Led </text:p>
      <text:p text:style-name="P6">3D Model of <text:span text:style-name="T10">C</text:span>anopy <text:span text:style-name="T10">B</text:span>ow flood light</text:p>
      <text:p text:style-name="P6">3D Mode<text:span text:style-name="T10">l</text:span> of <text:span text:style-name="T10">F</text:span>orward flood light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01T06:47:28.184297366</meta:creation-date>
    <dc:date>2021-08-14T15:56:56.226254089</dc:date>
    <meta:editing-duration>PT12H41M42S</meta:editing-duration>
    <meta:editing-cycles>28</meta:editing-cycles>
    <meta:generator>LibreOffice/6.4.4.2$MacOSX_X86_64 LibreOffice_project/3d775be2011f3886db32dfd395a6a6d1ca2630ff</meta:generator>
    <meta:print-date>2021-08-10T07:24:21.745104693</meta:print-date>
    <meta:document-statistic meta:table-count="0" meta:image-count="0" meta:object-count="0" meta:page-count="1" meta:paragraph-count="23" meta:word-count="174" meta:character-count="963" meta:non-whitespace-character-count="802"/>
  </office:meta>
</office:document-meta>
</file>